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Standard">
      <style:paragraph-properties fo:margin-top="0cm" fo:margin-bottom="0.499cm" style:contextual-spacing="false"/>
      <style:text-properties fo:color="#000000" loext:opacity="100%" style:font-name="sans-serif" officeooo:paragraph-rsid="000eb904" fo:background-color="transparent"/>
    </style:style>
    <style:style style:name="P2" style:family="paragraph" style:parent-style-name="Standard">
      <style:paragraph-properties fo:margin-top="0cm" fo:margin-bottom="0.499cm" style:contextual-spacing="false"/>
      <style:text-properties fo:color="#000000" loext:opacity="100%" style:font-name="sans-serif" officeooo:paragraph-rsid="000fa4df" fo:background-color="transparent"/>
    </style:style>
    <style:style style:name="P3" style:family="paragraph" style:parent-style-name="Standard">
      <style:paragraph-properties fo:margin-top="0cm" fo:margin-bottom="0.499cm" style:contextual-spacing="false"/>
      <style:text-properties fo:color="#000000" loext:opacity="100%" style:font-name="sans-serif" fo:font-size="10pt" officeooo:paragraph-rsid="000eb904" fo:background-color="transparent" style:font-size-asian="10pt" style:font-size-complex="10pt"/>
    </style:style>
    <style:style style:name="P4" style:family="paragraph" style:parent-style-name="Text_20_body" style:list-style-name="L1">
      <loext:graphic-properties draw:fill="none" draw:fill-color="#ffffff"/>
      <style:paragraph-properties fo:margin-top="0cm" fo:margin-bottom="0cm" style:contextual-spacing="false" fo:background-color="transparent" style:writing-mode="lr-tb"/>
    </style:style>
    <style:style style:name="P5" style:family="paragraph" style:parent-style-name="Text_20_body" style:list-style-name="L1">
      <loext:graphic-properties draw:fill="none" draw:fill-color="#ffffff"/>
      <style:paragraph-properties fo:margin-top="0cm" fo:margin-bottom="0cm" style:contextual-spacing="false" fo:background-color="transparent" style:writing-mode="lr-tb"/>
      <style:text-properties fo:color="#000000" loext:opacity="100%" style:font-name="sans-serif" fo:background-color="transparent"/>
    </style:style>
    <style:style style:name="P6" style:family="paragraph" style:parent-style-name="Text_20_body">
      <style:text-properties fo:color="#000000" loext:opacity="100%" style:font-name="sans-serif" fo:background-color="transparent"/>
    </style:style>
    <style:style style:name="P7" style:family="paragraph" style:parent-style-name="Text_20_body" style:list-style-name="L2">
      <loext:graphic-properties draw:fill="none" draw:fill-color="#ffffff"/>
      <style:paragraph-properties fo:margin-top="0cm" fo:margin-bottom="0cm" style:contextual-spacing="false" fo:background-color="transparent" style:writing-mode="lr-tb"/>
      <style:text-properties fo:color="#000000" loext:opacity="100%" style:font-name="sans-serif" fo:background-color="transparent"/>
    </style:style>
    <style:style style:name="P8" style:family="paragraph" style:parent-style-name="Text_20_body" style:list-style-name="L3">
      <loext:graphic-properties draw:fill="none" draw:fill-color="#ffffff"/>
      <style:paragraph-properties fo:margin-top="0cm" fo:margin-bottom="0cm" style:contextual-spacing="false" fo:background-color="transparent" style:writing-mode="lr-tb"/>
      <style:text-properties fo:color="#000000" loext:opacity="100%" style:font-name="sans-serif" fo:background-color="transparent"/>
    </style:style>
    <style:style style:name="P9" style:family="paragraph" style:parent-style-name="Text_20_body" style:list-style-name="L4">
      <loext:graphic-properties draw:fill="none" draw:fill-color="#ffffff"/>
      <style:paragraph-properties fo:margin-top="0cm" fo:margin-bottom="0cm" style:contextual-spacing="false" fo:background-color="transparent" style:writing-mode="lr-tb"/>
      <style:text-properties fo:color="#000000" loext:opacity="100%" style:font-name="sans-serif" fo:background-color="transparent"/>
    </style:style>
    <style:style style:name="P10" style:family="paragraph" style:parent-style-name="Text_20_body" style:list-style-name="L5">
      <loext:graphic-properties draw:fill="none" draw:fill-color="#ffffff"/>
      <style:paragraph-properties fo:margin-top="0cm" fo:margin-bottom="0cm" style:contextual-spacing="false" fo:background-color="transparent" style:writing-mode="lr-tb"/>
      <style:text-properties fo:color="#000000" loext:opacity="100%" style:font-name="sans-serif" fo:background-color="transparent"/>
    </style:style>
    <style:style style:name="P11" style:family="paragraph" style:parent-style-name="Text_20_body" style:list-style-name="L6">
      <loext:graphic-properties draw:fill="none" draw:fill-color="#ffffff"/>
      <style:paragraph-properties fo:margin-top="0cm" fo:margin-bottom="0cm" style:contextual-spacing="false" fo:background-color="transparent" style:writing-mode="lr-tb"/>
      <style:text-properties fo:color="#000000" loext:opacity="100%" style:font-name="sans-serif" fo:background-color="transparent"/>
    </style:style>
    <style:style style:name="P12" style:family="paragraph" style:parent-style-name="Text_20_body" style:list-style-name="L7">
      <loext:graphic-properties draw:fill="none" draw:fill-color="#ffffff"/>
      <style:paragraph-properties fo:margin-top="0cm" fo:margin-bottom="0cm" style:contextual-spacing="false" fo:background-color="transparent" style:writing-mode="lr-tb"/>
      <style:text-properties fo:color="#000000" loext:opacity="100%" style:font-name="sans-serif" fo:background-color="transparent"/>
    </style:style>
    <style:style style:name="P13" style:family="paragraph" style:parent-style-name="Text_20_body" style:list-style-name="L8">
      <loext:graphic-properties draw:fill="none" draw:fill-color="#ffffff"/>
      <style:paragraph-properties fo:margin-top="0cm" fo:margin-bottom="0cm" style:contextual-spacing="false" fo:background-color="transparent" style:writing-mode="lr-tb"/>
      <style:text-properties fo:color="#000000" loext:opacity="100%" style:font-name="sans-serif" fo:background-color="transparent"/>
    </style:style>
    <style:style style:name="P14" style:family="paragraph" style:parent-style-name="Text_20_body">
      <loext:graphic-properties draw:fill="none" draw:fill-color="#ffffff"/>
      <style:paragraph-properties fo:margin-top="0cm" fo:margin-bottom="0cm" style:contextual-spacing="false" fo:background-color="transparent" style:writing-mode="lr-tb"/>
      <style:text-properties fo:color="#000000" loext:opacity="100%" style:font-name="sans-serif" fo:background-color="transparent"/>
    </style:style>
    <style:style style:name="P15" style:family="paragraph" style:parent-style-name="Text_20_body">
      <style:text-properties fo:color="#000000" loext:opacity="100%" style:font-name="sans-serif" officeooo:paragraph-rsid="000fa4df" fo:background-color="transparent"/>
    </style:style>
    <style:style style:name="P16" style:family="paragraph" style:parent-style-name="Text_20_body">
      <style:text-properties fo:color="#000000" loext:opacity="100%" style:font-name="sans-serif" officeooo:paragraph-rsid="00110ada" fo:background-color="transparent"/>
    </style:style>
    <style:style style:name="P17" style:family="paragraph" style:parent-style-name="Text_20_body" style:list-style-name="L5">
      <loext:graphic-properties draw:fill="none" draw:fill-color="#ffffff"/>
      <style:paragraph-properties fo:margin-top="0cm" fo:margin-bottom="0cm" style:contextual-spacing="false" fo:background-color="transparent" style:writing-mode="lr-tb"/>
    </style:style>
    <style:style style:name="T1" style:family="text">
      <style:text-properties style:font-name="monospace" fo:font-size="10pt"/>
    </style:style>
    <style:style style:name="T2" style:family="text">
      <style:text-properties fo:color="#000000" loext:opacity="100%" style:font-name="monospace" fo:font-size="10pt" fo:background-color="transparent" loext:char-shading-value="0"/>
    </style:style>
    <style:style style:name="T3" style:family="text">
      <style:text-properties officeooo:rsid="000eb904"/>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eadd" style:font-weight-asian="normal" style:font-weight-complex="normal"/>
    </style:style>
    <style:style style:name="T8" style:family="text">
      <style:text-properties fo:font-weight="normal" officeooo:rsid="000f8bef" style:font-weight-asian="normal" style:font-weight-complex="normal"/>
    </style:style>
    <style:style style:name="T9" style:family="text">
      <style:text-properties fo:font-weight="normal" officeooo:rsid="00110ada" style:font-weight-asian="normal" style:font-weight-complex="normal"/>
    </style:style>
    <style:style style:name="T10" style:family="text">
      <style:text-properties officeooo:rsid="000fa4df"/>
    </style:style>
    <style:style style:name="T11" style:family="text">
      <style:text-properties officeooo:rsid="00110ada"/>
    </style:style>
    <style:style style:name="T12" style:family="text">
      <style:text-properties officeooo:rsid="00114db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rok Physics Explorer</text:p>
      <text:p text:style-name="Subtitle">An Interactive Python Tool for Visualizing Emergent Phenomena in Mathematics and Physics</text:p>
      <text:h text:style-name="Heading_20_2" text:outline-level="2"><text:span text:style-name="T5">Authors</text:span>: <text:span text:style-name="T7">Dr. rer. nat. Gerhard Heymel </text:span><text:span text:style-name="T8">| @DenkRebell</text:span></text:h>
      <text:p text:style-name="P3"><text:span text:style-name="T3">D</text:span>eveloped with assistance from <text:span text:style-name="T3">DeepSeek and </text:span>Grok (xAI)</text:p>
      <text:h text:style-name="Heading_20_2" text:outline-level="2">Abstract:</text:h>
      <text:p text:style-name="P1">This paper presents "Grok Physics Explorer," an open-source Python script designed to interactively demonstrate key concepts in theoretical physics and mathematics, such as fractal geometry, discrete spacetime, and cellular automata. Built using NumPy, Matplotlib, and SciPy, the tool features three core simulations: a Mandelbrot set zoom animation with interactive slider, a loop quantum gravity-inspired discrete spacetime evolution with cosmological time scaling, and Wolfram's Rule 30 cellular automaton for emergent complexity. These modules illustrate reversibility, quantum fluctuations, and self-organization, linking to broader themes like cosmic evolution and fine-tuning. The script runs in environments like Spyder or terminal, generating GIFs and interactive plots for educational purposes. It serves as a prototype for extending to reverse cosmological simulations, bridging computational exploration with fundamental physics.</text:p>
      <text:p text:style-name="P1"><text:span text:style-name="T5">Keywords</text:span>: Emergent phenomena, fractal geometry, cellular automata, discrete spacetime, interactive visualization, Python simulation</text:p>
      <text:h text:style-name="Heading_20_2" text:outline-level="2">1. Introduction</text:h>
      <text:p text:style-name="P2">Emergent phenomena—where complex behaviors arise from simple rules—underpin modern physics, from quantum gravity to cosmology. Tools for visualizing these are essential for education and research, yet many lack interactivity or integration. Inspired by discussions on fractal-inspired models and anthropic principles, this work introduces Grok Physics Explorer, a lightweight Python script that democratizes access to these concepts. The tool emphasizes reversibility (e.g., Mandelbrot iterations) and dynamic evolution (e.g., spacetime diffusion), providing a foundation for simulations like reverse reconstruction of the universe.</text:p>
      <text:h text:style-name="Heading_20_2" text:outline-level="2">2. Script Architecture</text:h>
      <text:p text:style-name="P2">The script (<text:span text:style-name="T1">Grok_Physics_explorer.py</text:span>) is structured as a menu-driven REPL-like interface (non-interactive mode for batch runs), with three modules:</text:p>
      <text:list xml:id="list1522832022" text:style-name="L1">
        <text:list-item>
          <text:p text:style-name="P5"><text:span text:style-name="T5">Mandelbrot Zoom Module</text:span>: Computes the fractal set via iterative </text:p>
          <text:p text:style-name="P4"><text:span text:style-name="Source_20_Text"><text:span text:style-name="T2">z_{n+1} = z_n^2 + c</text:span></text:span></text:p>
          <text:p text:style-name="P5"><text:soft-page-break/>on a 300x300 grid (50 iterations). Features a 10-step zoom animation into the Seahorse Valley, saved as GIF, and an interactive slider for frame control.</text:p>
        </text:list-item>
        <text:list-item>
          <text:p text:style-name="P5"><text:span text:style-name="T5">Discrete Spacetime Module</text:span>: Simulates a 80x80 grid with Gaussian fluctuations and convolution-based diffusion (SciPy's <text:span text:style-name="T1">convolve</text:span> with wrap mode). Evolves over 10 steps, scaled to cosmic time (0–13.8 Gyr), with slider and time label (e.g., "Zeit: 6.9 Milliarden Jahre").</text:p>
        </text:list-item>
        <text:list-item>
          <text:p text:style-name="P5"><text:span text:style-name="T5">Cellular Automaton Module</text:span>: Implements Rule 30 on a 151x80 grid with periodic boundaries, visualizing chaotic patterns from a single seed cell.</text:p>
        </text:list-item>
      </text:list>
      <text:p text:style-name="P14"/>
      <text:p text:style-name="P15">All <text:span text:style-name="T4">modules</text:span> output PNG/GIF files and display interactive plots (Qt5Agg backend for Spyder/terminal compatibility).</text:p>
      <text:p text:style-name="P15"/>
      <text:h text:style-name="Heading_20_2" text:outline-level="2">3. Mathematical and Physical Foundations </text:h>
      <text:list xml:id="list17269364" text:style-name="L2">
        <text:list-item>
          <text:p text:style-name="P7">Fractals (Mandelbrot): Demonstrates nonlinear dynamics and scale invariance, relevant to quantum chaos and holographic principles.</text:p>
        </text:list-item>
        <text:list-item>
          <text:p text:style-name="P7">Discrete Spacetime: Approximates loop quantum gravity (LQG) via discrete metrics with noise, modeling Planck-scale fluctuations.</text:p>
        </text:list-item>
        <text:list-item>
          <text:p text:style-name="P7">Cellular Automata: Exemplifies emergence per Wolfram, where local rules yield Turing-complete complexity, analogous to statistical mechanics phase transitions.</text:p>
        </text:list-item>
      </text:list>
      <text:p text:style-name="P14"/>
      <text:h text:style-name="Heading_20_2" text:outline-level="2">4. Implementation and Features</text:h>
      <text:p text:style-name="P15">Key code snippets (e.g., vektorisierte Mandelbrot-Berechnung) ensure efficiency. Interactivity via Matplotlib sliders allows real-time parameter tuning. Outputs include:</text:p>
      <text:list xml:id="list2259494669" text:style-name="L3">
        <text:list-item>
          <text:p text:style-name="P8">GIFs: <text:span text:style-name="T1">mandelbrot_zoom.gif</text:span>, <text:span text:style-name="T1">spacetime.gif</text:span>.</text:p>
        </text:list-item>
        <text:list-item>
          <text:p text:style-name="P8">Static: <text:span text:style-name="T1">mandelbrot_slider.png</text:span>, etc.</text:p>
        </text:list-item>
      </text:list>
      <text:p text:style-name="P15">Tested in Python 3.12 with NumPy 1.26, Matplotlib 3.8, SciPy 1.13.</text:p>
      <text:p text:style-name="P15"/>
      <text:h text:style-name="Heading_20_2" text:outline-level="2">5. Applications and Extensions</text:h>
      <text:p text:style-name="P15">Ideal for teaching (e.g., visualizing fine-tuning emergence) or prototyping reverse simulations (e.g., inverting diffusion for cosmic rewinding). Future: Integrate primordial parameters for SM constant derivation.</text:p>
      <text:p text:style-name="P15"/>
      <text:h text:style-name="Heading_20_2" text:outline-level="2"><text:soft-page-break/>6. Conclusions</text:h>
      <text:p text:style-name="P15">Grok Physics Explorer bridges computation and physics, fostering intuition for emergent universes. Source code available on GitHub.</text:p>
      <text:p text:style-name="P15"/>
      <text:h text:style-name="Heading_20_2" text:outline-level="2">References </text:h>
      <text:list xml:id="list1035616998" text:style-name="L4">
        <text:list-item>
          <text:p text:style-name="P9">Mandelbrot, B. (1982). The Fractal Geometry of Nature. </text:p>
        </text:list-item>
        <text:list-item>
          <text:p text:style-name="P9">Wolfram, S. (2002). A New Kind of Science. </text:p>
        </text:list-item>
        <text:list-item>
          <text:p text:style-name="P9">Rovelli, C. (2004). Quantum Gravity. Cambridge University Press.</text:p>
        </text:list-item>
      </text:list>
      <text:p text:style-name="P14"/>
      <text:p text:style-name="Horizontal_20_Lin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10T09:34:36.153719527</meta:creation-date>
    <dc:date>2025-10-10T15:41:13.348339829</dc:date>
    <meta:editing-duration>PT12M49S</meta:editing-duration>
    <meta:editing-cycles>3</meta:editing-cycles>
    <meta:generator>LibreOffice/7.3.7.2$Linux_X86_64 LibreOffice_project/30$Build-2</meta:generator>
    <meta:document-statistic meta:table-count="0" meta:image-count="0" meta:object-count="0" meta:page-count="3" meta:paragraph-count="34" meta:word-count="562" meta:character-count="4245" meta:non-whitespace-character-count="3728"/>
  </office:meta>
</office:document-meta>
</file>